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8-01" calcext:value-type="date">
            <text:p>01/08/2025</text:p>
          </table:table-cell>
          <table:table-cell table:style-name="ce50" table:formula="of:=[.C12]-[.F1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13]-[.F1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26" calcext:value-type="date">
            <text:p>26/09/2025</text:p>
          </table:table-cell>
          <table:table-cell table:style-name="ce50" table:formula="of:=[.C14]-[.F1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5]-[.F15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5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22:50.28569280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22:50.295666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01T14:23:04.078280100</dc:date>
    <dc:language>pt-PT</dc:language>
    <meta:editing-cycles>597</meta:editing-cycles>
    <meta:editing-duration>P3DT2H25M13S</meta:editing-duration>
    <meta:print-date>2019-10-03T14:53:22.911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